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d185"/>
    </style:style>
    <style:style style:name="P2" style:family="paragraph" style:parent-style-name="Standard">
      <style:text-properties officeooo:rsid="0018d185" officeooo:paragraph-rsid="0018d185"/>
    </style:style>
    <style:style style:name="P3" style:family="paragraph" style:parent-style-name="Standard">
      <style:text-properties fo:color="#808080" style:font-name="Arial" fo:font-size="14pt" fo:font-weight="bold" officeooo:rsid="0018d185" officeooo:paragraph-rsid="0018d185" style:font-name-asian="Arial Unicode MS" style:font-size-asian="14pt" style:font-weight-asian="bold" style:font-name-complex="Tahoma" style:font-size-complex="14pt" style:font-weight-complex="bold"/>
    </style:style>
    <style:style style:name="T1" style:family="text">
      <style:text-properties officeooo:rsid="0018d185"/>
    </style:style>
    <style:style style:name="T2" style:family="text">
      <style:text-properties fo:color="#808080" style:font-name="Arial" fo:font-size="14pt" fo:font-weight="bold" officeooo:rsid="0018d0d2" style:font-name-asian="Arial Unicode MS" style:font-size-asian="14pt" style:font-weight-asian="bold" style:font-name-complex="Tahoma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global_var.val" text:name="py3o.global_var.val"/>
      </text:user-field-decls>
      <text:p text:style-name="P3">Access global variable inside loop</text:p>
      <text:p text:style-name="P2"/>
      <text:p text:style-name="P1"><text:a xlink:type="simple" xlink:href="py3o://for=%22i4%20in%20my4list%22"><text:span text:style-name="T1">for="i4 in my4list"</text:span></text:a></text:p>
      <text:p text:style-name="P2"><text:tab/><text:user-field-get text:name="py3o.global_var.val">global_var.val</text:user-field-get></text:p>
      <text:p text:style-name="P2"><text:a xlink:type="simple" xlink:href="py3o:///for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4-12-01T11:03:33.413033302</dc:date>
    <dc:creator>Anael Lorimier</dc:creator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10" meta:character-count="72" meta:non-whitespace-character-count="65"/>
  </office:meta>
</office:document-meta>
</file>